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ma empresa quer modernizar o seu <text:span text:style-name="T1">data center</text:span> que, atualmente, tem os seguintes problemas de infraestrutura:  </text:p>
      <text:list xml:id="list2798585147" text:style-name="L1">
        <text:list-item>
          <text:p text:style-name="P2">computadores demais, o que gera altos custos com energia para refrigeração e altos custos de manutenção;</text:p>
        </text:list-item>
        <text:list-item>
          <text:p text:style-name="P2">infraestrutura de rede muito extensa, portanto, o administrador da rede não consegue monitorar todas as máquinas ao mesmo tempo;</text:p>
        </text:list-item>
        <text:list-item>
          <text:p text:style-name="P1">falhas de segurança na rede: nem sempre as máquinas estão com os <text:span text:style-name="T1">softwares</text:span> de segurança atualizados e o administrador da rede não consegue manter as várias versões de <text:span text:style-name="T1">firewall</text:span> que estão instalados nas máquinas, rodando de maneira satisfatória.</text:p>
        </text:list-item>
      </text:list>
      <text:p text:style-name="Text_20_body">A empresa está orçando servidores novos, com capacidade de processamento muito maior que o atualmente instalado, mas, devido ao alto custo das máquinas, o setor financeiro da empresa está receoso de não conseguir arcar com os custos para manter a arquitetura “um serviço, um servidor” que já está implementada na rede.</text:p>
      <text:p text:style-name="Text_20_body">Para resolver este impasse, o administrador da rede sugeriu realizar a virtualização dos servidores, reduzindo a infraestrutura de rede da empresa e diminuindo custos operacionais.</text:p>
      <text:p text:style-name="Text_20_body">O administrador da rede agiu corretamente, ao sugerir esta solução? Quais as justificativas para a escolha do administrador? Explique suas observações.</text:p>
      <text:p text:style-name="Text_20_body"/>
      <text:p text:style-name="Text_20_body">SUA RESPOSTA</text:p>
      <text:p text:style-name="Text_20_body">Sim, agiu corretamente, tendo em vista que a virtualização pode proporcionar dentre vários beneficios a economia de espaço físico e de energia elétrica, reduzindo a quantidade de equipamentos de infraestrutura e consequentemente o consumo de energia para refrigeração e alimentação do servidor. Além disso a virtualização também proporcionará ma maior facilidade na manutenção, um acesso mais controlodo a dados sensiveis por causa do gerenciamente centralizado e a alta disponibilidade dos serviços. O balanceamento de carga possível também na virtualização acarretará num maior suporte a a aplicações legadas e permite a simulação e testes para novas implementações. Não deixando de lado as questões que envolvem algum upgrade de memória RAM e espaço em disco, a melhor alternativa é, sem dúvidas, a virtualizaçã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2:37:01.336386102</meta:creation-date>
    <dc:date>2022-10-04T02:37:40.541481567</dc:date>
    <meta:editing-duration>PT39S</meta:editing-duration>
    <meta:editing-cycles>1</meta:editing-cycles>
    <meta:document-statistic meta:table-count="0" meta:image-count="0" meta:object-count="0" meta:page-count="1" meta:paragraph-count="9" meta:word-count="312" meta:character-count="2065" meta:non-whitespace-character-count="1763"/>
    <meta:generator>LibreOffice/7.3.6.2$Linux_X86_64 LibreOffice_project/30$Build-2</meta:generator>
  </office:meta>
</office:document-meta>
</file>